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94906"/>
    </style:style>
    <style:style style:name="T1" style:family="text">
      <style:text-properties officeooo:rsid="001949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git config --global user.name "Votre Nom Ici"</text:span></text:p>
      <text:p text:style-name="P1"><text:span text:style-name="Source_20_Text">git config --global user.email "votre_email@votre_email.com"</text:span></text:p>
      <text:p text:style-name="P1"><text:span text:style-name="Source_20_Text">git init</text:span></text:p>
      <text:p text:style-name="P1"><text:span text:style-name="Source_20_Text">git status</text:span></text:p>
      <text:p text:style-name="P1"><text:span text:style-name="Source_20_Text">$ git add Readme.txt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$ git commit -m "Ajout Lisez-moi.txt"</text:span></text:p>
      <text:p text:style-name="P1"><text:span text:style-name="Source_20_Text">$ git remote add origin https://github.com/nomutilisateur/MonProjet.git</text:span></text:p>
      <text:p text:style-name="P1"><text:span text:style-name="Source_20_Text">$ git remote -v</text:span></text:p>
      <text:p text:style-name="P1"><text:span text:style-name="Source_20_Text"/></text:p>
      <text:p text:style-name="P1"><text:span text:style-name="Source_20_Text">$ git push</text:span></text:p>
      <text:p text:style-name="P3"><text:span text:style-name="Source_20_Text"><text:span text:style-name="T1">si la branche n’est pas initialisé ? </text:span></text:span></text:p>
      <text:p text:style-name="P3"><text:span text:style-name="Source_20_Text"><text:span text:style-name="T1">« $ </text:span></text:span><text:span text:style-name="Source_20_Text">git push --set-upstream origin master »</text:span></text:p>
      <text:p text:style-name="P3"><text:span text:style-name="Source_20_Text"><text:span text:style-name="T1">$git push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0:46:51.050770043</meta:creation-date>
    <dc:date>2019-10-14T11:48:55.029180929</dc:date>
    <meta:editing-duration>PT11H22M2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59" meta:character-count="366" meta:non-whitespace-character-count="320"/>
  </office:meta>
</office:document-meta>
</file>